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39.6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9.41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71.01pt"/>
    </style:style>
    <style:style style:name="co9" style:family="table-column">
      <style:table-column-properties fo:break-before="auto" style:column-width="77.95pt"/>
    </style:style>
    <style:style style:name="co10" style:family="table-column">
      <style:table-column-properties fo:break-before="auto" style:column-width="82.6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88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e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ccffef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9999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Finse Networ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Waspmote Serial ID</text:p>
          </table:table-cell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Sensors</text:p>
          </table:table-cell>
          <table:table-cell table:style-name="ce2" office:value-type="string" calcext:value-type="string">
            <text:p>Xbee</text:p>
          </table:table-cell>
          <table:table-cell table:style-name="ce2" office:value-type="string" calcext:value-type="string">
            <text:p>Battery (mAh)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Solar panel</text:p>
          </table:table-cell>
          <table:table-cell table:style-name="ce8" office:value-type="string" calcext:value-type="string">
            <text:p>deploy location</text:p>
          </table:table-cell>
          <table:table-cell table:style-name="ce8" office:value-type="string" calcext:value-type="string">
            <text:p>deployed date</text:p>
          </table:table-cell>
          <table:table-cell table:style-name="ce8" office:value-type="string" calcext:value-type="string">
            <text:p>Latitude_DD</text:p>
          </table:table-cell>
          <table:table-cell table:style-name="ce8" office:value-type="string" calcext:value-type="string">
            <text:p>Longitude_DD</text:p>
          </table:table-cell>
          <table:table-cell table:style-name="ce11" office:value-type="string" calcext:value-type="string">
            <text:p>deployed script</text:p>
          </table:table-cell>
          <table:table-cell office:value-type="string" calcext:value-type="string">
            <text:p>Comment</text:p>
          </table:table-cell>
          <table:table-cell table:style-name="ce11" table:number-columns-repeated="1011"/>
        </table:table-row>
        <table:table-row table:style-name="ro2">
          <table:table-cell table:style-name="ce3" office:value-type="string" calcext:value-type="string">
            <text:p>Meshlium</text:p>
          </table:table-cell>
          <table:table-cell table:style-name="ce4" office:value-type="string" calcext:value-type="string">
            <text:p>0013A20040779085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DM-pro S1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External power</text:p>
          </table:table-cell>
          <table:table-cell table:style-name="ce9" table:number-columns-repeated="4"/>
          <table:table-cell table:number-columns-repeated="2"/>
          <table:table-cell table:style-name="ce12" table:number-columns-repeated="1011"/>
        </table:table-row>
        <table:table-row table:style-name="ro2">
          <table:table-cell office:value-type="float" office:value="408518488" calcext:value-type="float">
            <text:p>408518488</text:p>
          </table:table-cell>
          <table:table-cell table:style-name="ce5" office:value-type="string" calcext:value-type="string">
            <text:p>0013A200412529CC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table:style-name="ce10" office:value-type="string" calcext:value-type="string">
            <text:p>Thomas station</text:p>
          </table:table-cell>
          <table:table-cell table:style-name="ce10" office:value-type="string" calcext:value-type="string">
            <text:p>Sept 26, 2016</text:p>
          </table:table-cell>
          <table:table-cell table:style-name="ce10" office:value-type="float" office:value="60.7711111111111" calcext:value-type="float">
            <text:p>60.7711111111</text:p>
          </table:table-cell>
          <table:table-cell table:style-name="ce10" office:value-type="float" office:value="7.61194444444444" calcext:value-type="float">
            <text:p>7.6119444444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8417058" calcext:value-type="float">
            <text:p>408417058</text:p>
          </table:table-cell>
          <table:table-cell table:style-name="ce5" office:value-type="string" calcext:value-type="string">
            <text:p>0013A200412539D2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table:style-name="ce10"/>
          <table:table-cell table:style-name="ce10" office:value-type="string" calcext:value-type="string">
            <text:p>Sept 26, 2016</text:p>
          </table:table-cell>
          <table:table-cell table:style-name="ce10" office:value-type="float" office:value="60.58121402" calcext:value-type="float">
            <text:p>60.58121402</text:p>
          </table:table-cell>
          <table:table-cell table:style-name="ce10" office:value-type="float" office:value="7.49001735" calcext:value-type="float">
            <text:p>7.49001735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8424639" calcext:value-type="float">
            <text:p>408424639</text:p>
          </table:table-cell>
          <table:table-cell table:style-name="ce6" office:value-type="string" calcext:value-type="string">
            <text:p>0013A20041253965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Jøkulhytta</text:p>
          </table:table-cell>
          <table:table-cell office:value-type="string" calcext:value-type="string">
            <text:p>Sept 27, 2016</text:p>
          </table:table-cell>
          <table:table-cell office:value-type="float" office:value="60.55277778" calcext:value-type="float">
            <text:p>60.55277778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8426002" calcext:value-type="float">
            <text:p>408426002</text:p>
          </table:table-cell>
          <table:table-cell table:style-name="ce5" office:value-type="string" calcext:value-type="string">
            <text:p>0013A200412539D5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Sept 28, 2016</text:p>
          </table:table-cell>
          <table:table-cell office:value-type="float" office:value="60.610117" calcext:value-type="float">
            <text:p>60.610117</text:p>
          </table:table-cell>
          <table:table-cell office:value-type="float" office:value="7.494181" calcext:value-type="float">
            <text:p>7.494181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8520806" calcext:value-type="float">
            <text:p>408520806</text:p>
          </table:table-cell>
          <table:table-cell table:style-name="ce5" office:value-type="string" calcext:value-type="string">
            <text:p>0013A2004125396D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Sept 27, 2016</text:p>
          </table:table-cell>
          <table:table-cell office:value-type="float" office:value="60.571171" calcext:value-type="float">
            <text:p>60.571171</text:p>
          </table:table-cell>
          <table:table-cell office:value-type="float" office:value="7.485271" calcext:value-type="float">
            <text:p>7.485271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8422749" calcext:value-type="float">
            <text:p>408422749</text:p>
          </table:table-cell>
          <table:table-cell table:style-name="ce5" office:value-type="string" calcext:value-type="string">
            <text:p>0013A200412539D3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Flux station</text:p>
          </table:table-cell>
          <table:table-cell office:value-type="string" calcext:value-type="string">
            <text:p>Sept 30, 2016</text:p>
          </table:table-cell>
          <table:table-cell office:value-type="float" office:value="60.593642" calcext:value-type="float">
            <text:p>60.593642</text:p>
          </table:table-cell>
          <table:table-cell office:value-type="float" office:value="7.526654" calcext:value-type="float">
            <text:p>7.526654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correct</text:p>
          </table:table-cell>
          <table:table-cell table:number-columns-repeated="1011"/>
        </table:table-row>
        <table:table-row table:style-name="ro2">
          <table:table-cell office:value-type="float" office:value="408423490" calcext:value-type="float">
            <text:p>408423490</text:p>
          </table:table-cell>
          <table:table-cell table:style-name="ce5" office:value-type="string" calcext:value-type="string">
            <text:p>0013A20041253970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Sept 29, 2016</text:p>
          </table:table-cell>
          <table:table-cell office:value-type="float" office:value="60.597082" calcext:value-type="float">
            <text:p>60.597082</text:p>
          </table:table-cell>
          <table:table-cell office:value-type="float" office:value="7.535588" calcext:value-type="float">
            <text:p>7.535588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3372972" calcext:value-type="float">
            <text:p>403372972</text:p>
          </table:table-cell>
          <table:table-cell table:style-name="ce5" office:value-type="string" calcext:value-type="string">
            <text:p>0013A20040DB6031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ternal power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6"/>
          <table:table-cell office:value-type="string" calcext:value-type="string">
            <text:p>There might be mismatch between mote ID and MAC address</text:p>
          </table:table-cell>
          <table:table-cell table:number-columns-repeated="1021"/>
        </table:table-row>
        <table:table-row table:style-name="ro2">
          <table:table-cell/>
          <table:table-cell table:style-name="ce5"/>
          <table:table-cell office:value-type="string" calcext:value-type="string">
            <text:p>MAC address correponds to mote ID</text:p>
          </table:table-cell>
          <table:table-cell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office:value-type="float" office:value="408417058" calcext:value-type="float">
            <text:p>408417058</text:p>
          </table:table-cell>
          <table:table-cell office:value-type="string" calcext:value-type="string">
            <text:p>13A200412539D2</text:p>
          </table:table-cell>
          <table:table-cell office:value-type="string" calcext:value-type="string">
            <text:p>healthy, in the sun</text:p>
          </table:table-cell>
          <table:table-cell table:number-columns-repeated="1021"/>
        </table:table-row>
        <table:table-row table:style-name="ro2">
          <table:table-cell office:value-type="float" office:value="408520806" calcext:value-type="float">
            <text:p>408520806</text:p>
          </table:table-cell>
          <table:table-cell office:value-type="string" calcext:value-type="string">
            <text:p>13A2004125396D</text:p>
          </table:table-cell>
          <table:table-cell office:value-type="string" calcext:value-type="string">
            <text:p>was OFF. Battery 97% run finse 21 now, frame sent</text:p>
          </table:table-cell>
          <table:table-cell table:number-columns-repeated="1021"/>
        </table:table-row>
        <table:table-row table:style-name="ro2">
          <table:table-cell office:value-type="float" office:value="408518488" calcext:value-type="float">
            <text:p>408518488</text:p>
          </table:table-cell>
          <table:table-cell office:value-type="string" calcext:value-type="string">
            <text:p>13A200412539CC</text:p>
          </table:table-cell>
          <table:table-cell office:value-type="string" calcext:value-type="string">
            <text:p>Thomas stationBattery 97%, now run finse21</text:p>
          </table:table-cell>
          <table:table-cell table:number-columns-repeated="1021"/>
        </table:table-row>
        <table:table-row table:style-name="ro2">
          <table:table-cell office:value-type="float" office:value="408422749" calcext:value-type="float">
            <text:p>408422749</text:p>
          </table:table-cell>
          <table:table-cell office:value-type="string" calcext:value-type="string">
            <text:p>13A200412539D3</text:p>
          </table:table-cell>
          <table:table-cell table:number-columns-repeated="1022"/>
        </table:table-row>
        <table:table-row table:style-name="ro2">
          <table:table-cell office:value-type="float" office:value="408423490" calcext:value-type="float">
            <text:p>408423490</text:p>
          </table:table-cell>
          <table:table-cell office:value-type="string" calcext:value-type="string">
            <text:p>13A2004125397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3A200412539D50013A200</text:p>
          </table:table-cell>
          <table:table-cell table:number-columns-repeated="1022"/>
        </table:table-row>
      </table:table>
      <table:table table:name="Sheet2" table:style-name="ta1">
        <table:table-column table:style-name="co12" table:default-cell-style-name="Default"/>
        <table:table-column table:style-name="co4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Instruments</text:p>
          </table:table-cell>
        </table:table-row>
        <table:table-row table:style-name="ro2">
          <table:table-cell office:value-type="float" office:value="408518488" calcext:value-type="float">
            <text:p>408518488</text:p>
          </table:table-cell>
          <table:table-cell table:style-name="ce13" office:value-type="float" office:value="60.57976" calcext:value-type="float">
            <text:p>60.57976</text:p>
          </table:table-cell>
          <table:table-cell table:style-name="ce13" office:value-type="float" office:value="7.54416" calcext:value-type="float">
            <text:p>7.54416</text:p>
          </table:table-cell>
          <table:table-cell office:value-type="string" calcext:value-type="string">
            <text:p>Tair, P, H, L, Precip, WD, WS, SD, Rad</text:p>
          </table:table-cell>
        </table:table-row>
        <table:table-row table:style-name="ro2">
          <table:table-cell office:value-type="float" office:value="408417058" calcext:value-type="float">
            <text:p>408417058</text:p>
          </table:table-cell>
          <table:table-cell table:style-name="ce13" office:value-type="float" office:value="60.58121402" calcext:value-type="float">
            <text:p>60.58121402</text:p>
          </table:table-cell>
          <table:table-cell table:style-name="ce13" office:value-type="float" office:value="7.49001735" calcext:value-type="float">
            <text:p>7.49001735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float" office:value="408424639" calcext:value-type="float">
            <text:p>408424639</text:p>
          </table:table-cell>
          <table:table-cell office:value-type="float" office:value="60.55277778" calcext:value-type="float">
            <text:p>60.55277778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float" office:value="408426002" calcext:value-type="float">
            <text:p>408426002</text:p>
          </table:table-cell>
          <table:table-cell office:value-type="float" office:value="60.610117" calcext:value-type="float">
            <text:p>60.610117</text:p>
          </table:table-cell>
          <table:table-cell office:value-type="float" office:value="7.494181" calcext:value-type="float">
            <text:p>7.494181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float" office:value="408520806" calcext:value-type="float">
            <text:p>408520806</text:p>
          </table:table-cell>
          <table:table-cell office:value-type="float" office:value="60.571171" calcext:value-type="float">
            <text:p>60.571171</text:p>
          </table:table-cell>
          <table:table-cell office:value-type="float" office:value="7.485271" calcext:value-type="float">
            <text:p>7.485271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float" office:value="408422749" calcext:value-type="float">
            <text:p>408422749</text:p>
          </table:table-cell>
          <table:table-cell office:value-type="float" office:value="60.593642" calcext:value-type="float">
            <text:p>60.593642</text:p>
          </table:table-cell>
          <table:table-cell office:value-type="float" office:value="7.526654" calcext:value-type="float">
            <text:p>7.526654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float" office:value="408423490" calcext:value-type="float">
            <text:p>408423490</text:p>
          </table:table-cell>
          <table:table-cell office:value-type="float" office:value="60.597082" calcext:value-type="float">
            <text:p>60.597082</text:p>
          </table:table-cell>
          <table:table-cell office:value-type="float" office:value="7.535588" calcext:value-type="float">
            <text:p>7.535588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string" calcext:value-type="string">
            <text:p>Stake_1</text:p>
          </table:table-cell>
          <table:table-cell office:value-type="float" office:value="60.571333" calcext:value-type="float">
            <text:p>60.571333</text:p>
          </table:table-cell>
          <table:table-cell office:value-type="float" office:value="7.467667" calcext:value-type="float">
            <text:p>7.467667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take_2</text:p>
          </table:table-cell>
          <table:table-cell office:value-type="float" office:value="60.569" calcext:value-type="float">
            <text:p>60.569</text:p>
          </table:table-cell>
          <table:table-cell office:value-type="float" office:value="7.464167" calcext:value-type="float">
            <text:p>7.464167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take_3</text:p>
          </table:table-cell>
          <table:table-cell office:value-type="float" office:value="60.566333" calcext:value-type="float">
            <text:p>60.566333</text:p>
          </table:table-cell>
          <table:table-cell office:value-type="float" office:value="7.460667" calcext:value-type="float">
            <text:p>7.460667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Flux_station</text:p>
          </table:table-cell>
          <table:table-cell office:value-type="float" office:value="60.593864" calcext:value-type="float">
            <text:p>60.593864</text:p>
          </table:table-cell>
          <table:table-cell office:value-type="float" office:value="7.526972" calcext:value-type="float">
            <text:p>7.526972</text:p>
          </table:table-cell>
          <table:table-cell office:value-type="string" calcext:value-type="string">
            <text:p>Tair, P, H, L, Precip, WD, WS, Ts, SD, CO2, H2O, Rad</text:p>
          </table:table-cell>
        </table:table-row>
        <table:table-row table:style-name="ro2">
          <table:table-cell office:value-type="string" calcext:value-type="string">
            <text:p>WG_Finseelvi</text:p>
          </table:table-cell>
          <table:table-cell office:value-type="float" office:value="60.6166525" calcext:value-type="float">
            <text:p>60.6166525</text:p>
          </table:table-cell>
          <table:table-cell office:value-type="float" office:value="7.50416848" calcext:value-type="float">
            <text:p>7.50416848</text:p>
          </table:table-cell>
          <table:table-cell office:value-type="string" calcext:value-type="string">
            <text:p>Wpres</text:p>
          </table:table-cell>
        </table:table-row>
        <table:table-row table:style-name="ro2">
          <table:table-cell office:value-type="string" calcext:value-type="string">
            <text:p>WG_Middlebreen</text:p>
          </table:table-cell>
          <table:table-cell office:value-type="float" office:value="60.57665172" calcext:value-type="float">
            <text:p>60.57665172</text:p>
          </table:table-cell>
          <table:table-cell office:value-type="float" office:value="7.50231564" calcext:value-type="float">
            <text:p>7.50231564</text:p>
          </table:table-cell>
          <table:table-cell office:value-type="string" calcext:value-type="string">
            <text:p>Wpres</text:p>
          </table:table-cell>
        </table:table-row>
        <table:table-row table:style-name="ro2">
          <table:table-cell office:value-type="string" calcext:value-type="string">
            <text:p>Bernd_station</text:p>
          </table:table-cell>
          <table:table-cell office:value-type="float" office:value="60.57540277" calcext:value-type="float">
            <text:p>60.57540277</text:p>
          </table:table-cell>
          <table:table-cell office:value-type="float" office:value="7.55061111" calcext:value-type="float">
            <text:p>7.55061111</text:p>
          </table:table-cell>
          <table:table-cell office:value-type="string" calcext:value-type="string">
            <text:p>Tair, WS, WD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5:09:03.699062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1:24:17.079398728</meta:creation-date>
    <dc:date>2016-10-12T12:03:01.590075460</dc:date>
    <meta:editing-duration>P2DT12H18M49S</meta:editing-duration>
    <meta:editing-cycles>22</meta:editing-cycles>
    <meta:generator>LibreOffice/5.1.4.2$Linux_X86_64 LibreOffice_project/10m0$Build-2</meta:generator>
    <meta:document-statistic meta:table-count="2" meta:cell-count="191" meta:object-count="0"/>
  </office:meta>
</office:document-meta>
</file>